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2.529cm"/>
    </style:style>
    <style:style style:name="co8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7"/>
    <style:style style:name="ce4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Erlang vs. C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table:number-columns-spanned="5" table:number-rows-spanned="1">
            <text:p>Mandelbrot set – Erlang vs. C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ogramming system</text:p>
          </table:table-cell>
          <table:table-cell office:value-type="string">
            <text:p>Time (s)</text:p>
          </table:table-cell>
          <table:table-cell/>
          <table:table-cell office:value-type="string">
            <text:p>UofT CDF redwolf</text:p>
          </table:table-cell>
          <table:table-cell/>
        </table:table-row>
        <table:table-row table:style-name="ro1">
          <table:table-cell office:value-type="string">
            <text:p>C (GCC 4.3.2, -O0)</text:p>
          </table:table-cell>
          <table:table-cell office:value-type="float" office:value="1.855">
            <text:p>1.86</text:p>
          </table:table-cell>
          <table:table-cell table:number-columns-repeated="3"/>
        </table:table-row>
        <table:table-row table:style-name="ro1">
          <table:table-cell office:value-type="string">
            <text:p>C (GCC 4.3.2, -O2)</text:p>
          </table:table-cell>
          <table:table-cell office:value-type="float" office:value="0.833">
            <text:p>0.83</text:p>
          </table:table-cell>
          <table:table-cell/>
          <table:table-cell office:value-type="string">
            <text:p>nrows</text:p>
          </table:table-cell>
          <table:table-cell table:style-name="ce2" office:value-type="float" office:value="2000">
            <text:p>2000</text:p>
          </table:table-cell>
        </table:table-row>
        <table:table-row table:style-name="ro1">
          <table:table-cell office:value-type="string">
            <text:p>Erlang (ERTS 5.8.1, SMP on)</text:p>
          </table:table-cell>
          <table:table-cell office:value-type="float" office:value="61.93">
            <text:p>61.93</text:p>
          </table:table-cell>
          <table:table-cell/>
          <table:table-cell office:value-type="string">
            <text:p>ncols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Erlang (ERTS 5.8.1, SMP off)</text:p>
          </table:table-cell>
          <table:table-cell office:value-type="float" office:value="51.32">
            <text:p>51.32</text:p>
          </table:table-cell>
          <table:table-cell/>
          <table:table-cell office:value-type="string">
            <text:p>x0</text:p>
          </table:table-cell>
          <table:table-cell office:value-type="float" office:value="-1.5">
            <text:p>-1.5</text:p>
          </table:table-cell>
        </table:table-row>
        <table:table-row table:style-name="ro1">
          <table:table-cell table:number-columns-repeated="3"/>
          <table:table-cell office:value-type="string">
            <text:p>y0</text:p>
          </table:table-cell>
          <table:table-cell office:value-type="float" office:value="-1.5">
            <text:p>-1.5</text:p>
          </table:table-cell>
        </table:table-row>
        <table:table-row table:style-name="ro1">
          <table:table-cell table:number-columns-repeated="3"/>
          <table:table-cell office:value-type="string">
            <text:p>dx</text:p>
          </table:table-cell>
          <table:table-cell office:value-type="float" office:value="3">
            <text:p>3</text:p>
          </table:table-cell>
        </table:table-row>
        <table:table-row table:style-name="ro1">
          <table:table-cell>
            <draw:frame table:end-cell-address="'Erlang vs. C'.F35" table:end-x="1.782cm" table:end-y="0.338cm" draw:z-index="0" draw:style-name="gr1" svg:width="15.586cm" svg:height="11.179cm" svg:x="0.264cm" svg:y="0.45cm">
              <draw:object draw:notify-on-update-of-ranges="'Erlang vs. C'.A4:'Erlang vs. C'.A7 'Erlang vs. C'.B3:'Erlang vs. C'.B3 'Erlang vs. C'.B4:'Erlang vs. C'.B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 office:value-type="string">
            <text:p>dy</text:p>
          </table:table-cell>
          <table:table-cell office:value-type="float" office:value="3">
            <text:p>3</text:p>
          </table:table-cell>
        </table:table-row>
      </table:table>
      <table:table table:name="Mandel, strong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" table:default-cell-style-name="Default"/>
        <table:table-column table:style-name="co2" table:default-cell-style-name="ce3"/>
        <table:table-row table:style-name="ro1">
          <table:table-cell table:style-name="ce1" office:value-type="string" table:number-columns-spanned="8" table:number-rows-spanned="1">
            <text:p>Mandelbrot set – Strong scaling</text:p>
          </table:table-cell>
          <table:covered-table-cell table:style-name="Default"/>
          <table:covered-table-cell table:number-columns-repeated="6"/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string">
            <text:p>Processors</text:p>
          </table:table-cell>
          <table:table-cell table:style-name="Default" office:value-type="string">
            <text:p>Time (s)</text:p>
          </table:table-cell>
          <table:table-cell office:value-type="string">
            <text:p>Ideal time (s)</text:p>
          </table:table-cell>
          <table:table-cell office:value-type="string">
            <text:p>Speedup</text:p>
          </table:table-cell>
          <table:table-cell office:value-type="string">
            <text:p>Ideal speedup</text:p>
          </table:table-cell>
          <table:table-cell/>
          <table:table-cell office:value-type="string">
            <text:p>SciNet GPC, 5 nodes, 8 processors per node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.225">
            <text:p>54.225</text:p>
          </table:table-cell>
          <table:table-cell table:formula="of:=[.B4]" office:value-type="float" office:value="54.225">
            <text:p>54.23</text:p>
          </table:table-cell>
          <table:table-cell table:formula="of:=[.B$4]/[.B4]" office:value-type="float" office:value="1">
            <text:p>1</text:p>
          </table:table-cell>
          <table:table-cell table:formula="of:=[.A4]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.92">
            <text:p>26.920</text:p>
          </table:table-cell>
          <table:table-cell table:formula="of:=[.C$4]/[.A5]" office:value-type="float" office:value="27.1125">
            <text:p>27.11</text:p>
          </table:table-cell>
          <table:table-cell table:formula="of:=[.B$4]/[.B5]" office:value-type="float" office:value="2.01430163447251">
            <text:p>2.01</text:p>
          </table:table-cell>
          <table:table-cell table:formula="of:=[.A5]" office:value-type="float" office:value="2">
            <text:p>2</text:p>
          </table:table-cell>
          <table:table-cell/>
          <table:table-cell office:value-type="string">
            <text:p>nrows</text:p>
          </table:table-cell>
          <table:table-cell office:value-type="float" office:value="1500">
            <text:p>150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.937">
            <text:p>17.937</text:p>
          </table:table-cell>
          <table:table-cell table:formula="of:=[.C$4]/[.A6]" office:value-type="float" office:value="18.075">
            <text:p>18.08</text:p>
          </table:table-cell>
          <table:table-cell table:formula="of:=[.B$4]/[.B6]" office:value-type="float" office:value="3.02308078273959">
            <text:p>3.02</text:p>
          </table:table-cell>
          <table:table-cell table:formula="of:=[.A6]" office:value-type="float" office:value="3">
            <text:p>3</text:p>
          </table:table-cell>
          <table:table-cell/>
          <table:table-cell office:value-type="string">
            <text:p>ncols</text:p>
          </table:table-cell>
          <table:table-cell office:value-type="float" office:value="1500">
            <text:p>150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.256">
            <text:p>14.256</text:p>
          </table:table-cell>
          <table:table-cell table:formula="of:=[.C$4]/[.A7]" office:value-type="float" office:value="13.55625">
            <text:p>13.56</text:p>
          </table:table-cell>
          <table:table-cell table:formula="of:=[.B$4]/[.B7]" office:value-type="float" office:value="3.80366161616162">
            <text:p>3.8</text:p>
          </table:table-cell>
          <table:table-cell table:formula="of:=[.A7]" office:value-type="float" office:value="4">
            <text:p>4</text:p>
          </table:table-cell>
          <table:table-cell/>
          <table:table-cell office:value-type="string">
            <text:p>x0</text:p>
          </table:table-cell>
          <table:table-cell office:value-type="float" office:value="-1.5">
            <text:p>-1.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.582">
            <text:p>12.582</text:p>
          </table:table-cell>
          <table:table-cell table:formula="of:=[.C$4]/[.A8]" office:value-type="float" office:value="10.845">
            <text:p>10.85</text:p>
          </table:table-cell>
          <table:table-cell table:formula="of:=[.B$4]/[.B8]" office:value-type="float" office:value="4.30972818311874">
            <text:p>4.31</text:p>
          </table:table-cell>
          <table:table-cell table:formula="of:=[.A8]" office:value-type="float" office:value="5">
            <text:p>5</text:p>
          </table:table-cell>
          <table:table-cell/>
          <table:table-cell office:value-type="string">
            <text:p>y0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.878">
            <text:p>10.878</text:p>
          </table:table-cell>
          <table:table-cell table:formula="of:=[.C$4]/[.A9]" office:value-type="float" office:value="9.0375">
            <text:p>9.04</text:p>
          </table:table-cell>
          <table:table-cell table:formula="of:=[.B$4]/[.B9]" office:value-type="float" office:value="4.98483177054606">
            <text:p>4.98</text:p>
          </table:table-cell>
          <table:table-cell table:formula="of:=[.A9]" office:value-type="float" office:value="6">
            <text:p>6</text:p>
          </table:table-cell>
          <table:table-cell/>
          <table:table-cell office:value-type="string">
            <text:p>dx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729">
            <text:p>9.729</text:p>
          </table:table-cell>
          <table:table-cell table:formula="of:=[.C$4]/[.A10]" office:value-type="float" office:value="7.74642857142857">
            <text:p>7.75</text:p>
          </table:table-cell>
          <table:table-cell table:formula="of:=[.B$4]/[.B10]" office:value-type="float" office:value="5.57354301572618">
            <text:p>5.57</text:p>
          </table:table-cell>
          <table:table-cell table:formula="of:=[.A10]" office:value-type="float" office:value="7">
            <text:p>7</text:p>
          </table:table-cell>
          <table:table-cell/>
          <table:table-cell office:value-type="string">
            <text:p>dy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306">
            <text:p>9.306</text:p>
          </table:table-cell>
          <table:table-cell table:formula="of:=[.C$4]/[.A11]" office:value-type="float" office:value="6.778125">
            <text:p>6.78</text:p>
          </table:table-cell>
          <table:table-cell table:formula="of:=[.B$4]/[.B11]" office:value-type="float" office:value="5.82688588007737">
            <text:p>5.83</text:p>
          </table:table-cell>
          <table:table-cell table:formula="of:=[.A11]" office:value-type="float" office:value="8">
            <text:p>8</text:p>
          </table:table-cell>
          <table:table-cell>
            <draw:frame table:end-cell-address="'Mandel, strong'.L27" table:end-x="1.451cm" table:end-y="0.41cm" draw:z-index="0" draw:style-name="gr1" svg:width="14.869cm" svg:height="7.578cm" svg:x="0.13cm" svg:y="0.058cm">
              <draw:object draw:notify-on-update-of-ranges="'Mandel, strong'.A4:'Mandel, strong'.A43 'Mandel, strong'.B3:'Mandel, strong'.B3 'Mandel, strong'.B4:'Mandel, strong'.B43 'Mandel, strong'.A4:'Mandel, strong'.A43 'Mandel, strong'.C3:'Mandel, strong'.C3 'Mandel, strong'.C4:'Mandel, strong'.C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669">
            <text:p>8.669</text:p>
          </table:table-cell>
          <table:table-cell table:formula="of:=[.C$4]/[.A12]" office:value-type="float" office:value="6.025">
            <text:p>6.03</text:p>
          </table:table-cell>
          <table:table-cell table:formula="of:=[.B$4]/[.B12]" office:value-type="float" office:value="6.25504671819126">
            <text:p>6.26</text:p>
          </table:table-cell>
          <table:table-cell table:formula="of:=[.A12]"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659">
            <text:p>7.659</text:p>
          </table:table-cell>
          <table:table-cell table:formula="of:=[.C$4]/[.A13]" office:value-type="float" office:value="5.4225">
            <text:p>5.42</text:p>
          </table:table-cell>
          <table:table-cell table:formula="of:=[.B$4]/[.B13]" office:value-type="float" office:value="7.07990599294947">
            <text:p>7.08</text:p>
          </table:table-cell>
          <table:table-cell table:formula="of:=[.A13]"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873">
            <text:p>7.873</text:p>
          </table:table-cell>
          <table:table-cell table:formula="of:=[.C$4]/[.A14]" office:value-type="float" office:value="4.92954545454546">
            <text:p>4.93</text:p>
          </table:table-cell>
          <table:table-cell table:formula="of:=[.B$4]/[.B14]" office:value-type="float" office:value="6.88746348278928">
            <text:p>6.89</text:p>
          </table:table-cell>
          <table:table-cell table:formula="of:=[.A14]"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394">
            <text:p>7.394</text:p>
          </table:table-cell>
          <table:table-cell table:formula="of:=[.C$4]/[.A15]" office:value-type="float" office:value="4.51875">
            <text:p>4.52</text:p>
          </table:table-cell>
          <table:table-cell table:formula="of:=[.B$4]/[.B15]" office:value-type="float" office:value="7.33364890451718">
            <text:p>7.33</text:p>
          </table:table-cell>
          <table:table-cell table:formula="of:=[.A15]"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403">
            <text:p>7.403</text:p>
          </table:table-cell>
          <table:table-cell table:formula="of:=[.C$4]/[.A16]" office:value-type="float" office:value="4.17115384615385">
            <text:p>4.17</text:p>
          </table:table-cell>
          <table:table-cell table:formula="of:=[.B$4]/[.B16]" office:value-type="float" office:value="7.32473321626368">
            <text:p>7.32</text:p>
          </table:table-cell>
          <table:table-cell table:formula="of:=[.A16]"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.191">
            <text:p>7.191</text:p>
          </table:table-cell>
          <table:table-cell table:formula="of:=[.C$4]/[.A17]" office:value-type="float" office:value="3.87321428571429">
            <text:p>3.87</text:p>
          </table:table-cell>
          <table:table-cell table:formula="of:=[.B$4]/[.B17]" office:value-type="float" office:value="7.54067584480601">
            <text:p>7.54</text:p>
          </table:table-cell>
          <table:table-cell table:formula="of:=[.A17]"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586">
            <text:p>6.586</text:p>
          </table:table-cell>
          <table:table-cell table:formula="of:=[.C$4]/[.A18]" office:value-type="float" office:value="3.615">
            <text:p>3.62</text:p>
          </table:table-cell>
          <table:table-cell table:formula="of:=[.B$4]/[.B18]" office:value-type="float" office:value="8.23337382326146">
            <text:p>8.23</text:p>
          </table:table-cell>
          <table:table-cell table:formula="of:=[.A18]"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648">
            <text:p>6.648</text:p>
          </table:table-cell>
          <table:table-cell table:formula="of:=[.C$4]/[.A19]" office:value-type="float" office:value="3.3890625">
            <text:p>3.39</text:p>
          </table:table-cell>
          <table:table-cell table:formula="of:=[.B$4]/[.B19]" office:value-type="float" office:value="8.15658844765343">
            <text:p>8.16</text:p>
          </table:table-cell>
          <table:table-cell table:formula="of:=[.A19]"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.5">
            <text:p>6.500</text:p>
          </table:table-cell>
          <table:table-cell table:formula="of:=[.C$4]/[.A20]" office:value-type="float" office:value="3.18970588235294">
            <text:p>3.19</text:p>
          </table:table-cell>
          <table:table-cell table:formula="of:=[.B$4]/[.B20]" office:value-type="float" office:value="8.34230769230769">
            <text:p>8.34</text:p>
          </table:table-cell>
          <table:table-cell table:formula="of:=[.A20]"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474">
            <text:p>6.474</text:p>
          </table:table-cell>
          <table:table-cell table:formula="of:=[.C$4]/[.A21]" office:value-type="float" office:value="3.0125">
            <text:p>3.01</text:p>
          </table:table-cell>
          <table:table-cell table:formula="of:=[.B$4]/[.B21]" office:value-type="float" office:value="8.3758109360519">
            <text:p>8.38</text:p>
          </table:table-cell>
          <table:table-cell table:formula="of:=[.A21]"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358">
            <text:p>6.358</text:p>
          </table:table-cell>
          <table:table-cell table:formula="of:=[.C$4]/[.A22]" office:value-type="float" office:value="2.85394736842105">
            <text:p>2.85</text:p>
          </table:table-cell>
          <table:table-cell table:formula="of:=[.B$4]/[.B22]" office:value-type="float" office:value="8.52862535388487">
            <text:p>8.53</text:p>
          </table:table-cell>
          <table:table-cell table:formula="of:=[.A22]"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144">
            <text:p>6.144</text:p>
          </table:table-cell>
          <table:table-cell table:formula="of:=[.C$4]/[.A23]" office:value-type="float" office:value="2.71125">
            <text:p>2.71</text:p>
          </table:table-cell>
          <table:table-cell table:formula="of:=[.B$4]/[.B23]" office:value-type="float" office:value="8.82568359375">
            <text:p>8.83</text:p>
          </table:table-cell>
          <table:table-cell table:formula="of:=[.A23]"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096">
            <text:p>6.096</text:p>
          </table:table-cell>
          <table:table-cell table:formula="of:=[.C$4]/[.A24]" office:value-type="float" office:value="2.58214285714286">
            <text:p>2.58</text:p>
          </table:table-cell>
          <table:table-cell table:formula="of:=[.B$4]/[.B24]" office:value-type="float" office:value="8.89517716535433">
            <text:p>8.9</text:p>
          </table:table-cell>
          <table:table-cell table:formula="of:=[.A24]" office:value-type="float" office:value="21">
            <text:p>21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.179">
            <text:p>6.179</text:p>
          </table:table-cell>
          <table:table-cell table:formula="of:=[.C$4]/[.A25]" office:value-type="float" office:value="2.46477272727273">
            <text:p>2.46</text:p>
          </table:table-cell>
          <table:table-cell table:formula="of:=[.B$4]/[.B25]" office:value-type="float" office:value="8.77569185952419">
            <text:p>8.78</text:p>
          </table:table-cell>
          <table:table-cell table:formula="of:=[.A25]"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.168">
            <text:p>6.168</text:p>
          </table:table-cell>
          <table:table-cell table:formula="of:=[.C$4]/[.A26]" office:value-type="float" office:value="2.35760869565217">
            <text:p>2.36</text:p>
          </table:table-cell>
          <table:table-cell table:formula="of:=[.B$4]/[.B26]" office:value-type="float" office:value="8.79134241245136">
            <text:p>8.79</text:p>
          </table:table-cell>
          <table:table-cell table:formula="of:=[.A26]"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.005">
            <text:p>6.005</text:p>
          </table:table-cell>
          <table:table-cell table:formula="of:=[.C$4]/[.A27]" office:value-type="float" office:value="2.259375">
            <text:p>2.26</text:p>
          </table:table-cell>
          <table:table-cell table:formula="of:=[.B$4]/[.B27]" office:value-type="float" office:value="9.02997502081599">
            <text:p>9.03</text:p>
          </table:table-cell>
          <table:table-cell table:formula="of:=[.A27]"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.861">
            <text:p>5.861</text:p>
          </table:table-cell>
          <table:table-cell table:formula="of:=[.C$4]/[.A28]" office:value-type="float" office:value="2.169">
            <text:p>2.17</text:p>
          </table:table-cell>
          <table:table-cell table:formula="of:=[.B$4]/[.B28]" office:value-type="float" office:value="9.25183415799352">
            <text:p>9.25</text:p>
          </table:table-cell>
          <table:table-cell table:formula="of:=[.A28]" office:value-type="float" office:value="25">
            <text:p>25</text:p>
          </table:table-cell>
          <table:table-cell>
            <draw:frame table:end-cell-address="'Mandel, strong'.L47" table:end-x="1.366cm" table:end-y="0.036cm" draw:z-index="1" draw:style-name="gr1" svg:width="14.869cm" svg:height="8.214cm" svg:x="0.045cm" svg:y="0.403cm">
              <draw:object draw:notify-on-update-of-ranges="'Mandel, strong'.A4:'Mandel, strong'.A43 'Mandel, strong'.D3:'Mandel, strong'.D3 'Mandel, strong'.D4:'Mandel, strong'.D43 'Mandel, strong'.A4:'Mandel, strong'.A43 'Mandel, strong'.E3:'Mandel, strong'.E3 'Mandel, strong'.E4:'Mandel, strong'.E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.843">
            <text:p>5.843</text:p>
          </table:table-cell>
          <table:table-cell table:formula="of:=[.C$4]/[.A29]" office:value-type="float" office:value="2.08557692307692">
            <text:p>2.09</text:p>
          </table:table-cell>
          <table:table-cell table:formula="of:=[.B$4]/[.B29]" office:value-type="float" office:value="9.28033544412117">
            <text:p>9.28</text:p>
          </table:table-cell>
          <table:table-cell table:formula="of:=[.A29]" office:value-type="float" office:value="26">
            <text:p>26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.833">
            <text:p>5.833</text:p>
          </table:table-cell>
          <table:table-cell table:formula="of:=[.C$4]/[.A30]" office:value-type="float" office:value="2.00833333333333">
            <text:p>2.01</text:p>
          </table:table-cell>
          <table:table-cell table:formula="of:=[.B$4]/[.B30]" office:value-type="float" office:value="9.29624549974284">
            <text:p>9.3</text:p>
          </table:table-cell>
          <table:table-cell table:formula="of:=[.A30]"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.748">
            <text:p>5.748</text:p>
          </table:table-cell>
          <table:table-cell table:formula="of:=[.C$4]/[.A31]" office:value-type="float" office:value="1.93660714285714">
            <text:p>1.94</text:p>
          </table:table-cell>
          <table:table-cell table:formula="of:=[.B$4]/[.B31]" office:value-type="float" office:value="9.43371607515658">
            <text:p>9.43</text:p>
          </table:table-cell>
          <table:table-cell table:formula="of:=[.A31]" office:value-type="float" office:value="28">
            <text:p>28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.478">
            <text:p>5.478</text:p>
          </table:table-cell>
          <table:table-cell table:formula="of:=[.C$4]/[.A32]" office:value-type="float" office:value="1.8698275862069">
            <text:p>1.87</text:p>
          </table:table-cell>
          <table:table-cell table:formula="of:=[.B$4]/[.B32]" office:value-type="float" office:value="9.8986856516977">
            <text:p>9.9</text:p>
          </table:table-cell>
          <table:table-cell table:formula="of:=[.A32]" office:value-type="float" office:value="29">
            <text:p>29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.506">
            <text:p>5.506</text:p>
          </table:table-cell>
          <table:table-cell table:formula="of:=[.C$4]/[.A33]" office:value-type="float" office:value="1.8075">
            <text:p>1.81</text:p>
          </table:table-cell>
          <table:table-cell table:formula="of:=[.B$4]/[.B33]" office:value-type="float" office:value="9.84834725753723">
            <text:p>9.85</text:p>
          </table:table-cell>
          <table:table-cell table:formula="of:=[.A33]"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446">
            <text:p>5.446</text:p>
          </table:table-cell>
          <table:table-cell table:formula="of:=[.C$4]/[.A34]" office:value-type="float" office:value="1.7491935483871">
            <text:p>1.75</text:p>
          </table:table-cell>
          <table:table-cell table:formula="of:=[.B$4]/[.B34]" office:value-type="float" office:value="9.95684906353287">
            <text:p>9.96</text:p>
          </table:table-cell>
          <table:table-cell table:formula="of:=[.A34]" office:value-type="float" office:value="31">
            <text:p>31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.612">
            <text:p>5.612</text:p>
          </table:table-cell>
          <table:table-cell table:formula="of:=[.C$4]/[.A35]" office:value-type="float" office:value="1.69453125">
            <text:p>1.69</text:p>
          </table:table-cell>
          <table:table-cell table:formula="of:=[.B$4]/[.B35]" office:value-type="float" office:value="9.66233071988596">
            <text:p>9.66</text:p>
          </table:table-cell>
          <table:table-cell table:formula="of:=[.A35]" office:value-type="float" office:value="32">
            <text:p>32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.596">
            <text:p>5.596</text:p>
          </table:table-cell>
          <table:table-cell table:formula="of:=[.C$4]/[.A36]" office:value-type="float" office:value="1.64318181818182">
            <text:p>1.64</text:p>
          </table:table-cell>
          <table:table-cell table:formula="of:=[.B$4]/[.B36]" office:value-type="float" office:value="9.68995711222302">
            <text:p>9.69</text:p>
          </table:table-cell>
          <table:table-cell table:formula="of:=[.A36]"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.601">
            <text:p>5.601</text:p>
          </table:table-cell>
          <table:table-cell table:formula="of:=[.C$4]/[.A37]" office:value-type="float" office:value="1.59485294117647">
            <text:p>1.59</text:p>
          </table:table-cell>
          <table:table-cell table:formula="of:=[.B$4]/[.B37]" office:value-type="float" office:value="9.68130690948045">
            <text:p>9.68</text:p>
          </table:table-cell>
          <table:table-cell table:formula="of:=[.A37]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.45">
            <text:p>5.450</text:p>
          </table:table-cell>
          <table:table-cell table:formula="of:=[.C$4]/[.A38]" office:value-type="float" office:value="1.54928571428571">
            <text:p>1.55</text:p>
          </table:table-cell>
          <table:table-cell table:formula="of:=[.B$4]/[.B38]" office:value-type="float" office:value="9.94954128440367">
            <text:p>9.95</text:p>
          </table:table-cell>
          <table:table-cell table:formula="of:=[.A38]" office:value-type="float" office:value="35">
            <text:p>35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.512">
            <text:p>5.512</text:p>
          </table:table-cell>
          <table:table-cell table:formula="of:=[.C$4]/[.A39]" office:value-type="float" office:value="1.50625">
            <text:p>1.51</text:p>
          </table:table-cell>
          <table:table-cell table:formula="of:=[.B$4]/[.B39]" office:value-type="float" office:value="9.83762699564586">
            <text:p>9.84</text:p>
          </table:table-cell>
          <table:table-cell table:formula="of:=[.A39]" office:value-type="float" office:value="36">
            <text:p>36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.311">
            <text:p>5.311</text:p>
          </table:table-cell>
          <table:table-cell table:formula="of:=[.C$4]/[.A40]" office:value-type="float" office:value="1.46554054054054">
            <text:p>1.47</text:p>
          </table:table-cell>
          <table:table-cell table:formula="of:=[.B$4]/[.B40]" office:value-type="float" office:value="10.209941630578">
            <text:p>10.21</text:p>
          </table:table-cell>
          <table:table-cell table:formula="of:=[.A40]" office:value-type="float" office:value="37">
            <text:p>37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.238">
            <text:p>5.238</text:p>
          </table:table-cell>
          <table:table-cell table:formula="of:=[.C$4]/[.A41]" office:value-type="float" office:value="1.42697368421053">
            <text:p>1.43</text:p>
          </table:table-cell>
          <table:table-cell table:formula="of:=[.B$4]/[.B41]" office:value-type="float" office:value="10.3522336769759">
            <text:p>10.35</text:p>
          </table:table-cell>
          <table:table-cell table:formula="of:=[.A41]" office:value-type="float" office:value="38">
            <text:p>38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.365">
            <text:p>5.365</text:p>
          </table:table-cell>
          <table:table-cell table:formula="of:=[.C$4]/[.A42]" office:value-type="float" office:value="1.39038461538462">
            <text:p>1.39</text:p>
          </table:table-cell>
          <table:table-cell table:formula="of:=[.B$4]/[.B42]" office:value-type="float" office:value="10.1071761416589">
            <text:p>10.11</text:p>
          </table:table-cell>
          <table:table-cell table:formula="of:=[.A42]"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.226">
            <text:p>5.226</text:p>
          </table:table-cell>
          <table:table-cell table:formula="of:=[.C$4]/[.A43]" office:value-type="float" office:value="1.355625">
            <text:p>1.36</text:p>
          </table:table-cell>
          <table:table-cell table:formula="of:=[.B$4]/[.B43]" office:value-type="float" office:value="10.3760045924225">
            <text:p>10.38</text:p>
          </table:table-cell>
          <table:table-cell table:formula="of:=[.A43]" office:value-type="float" office:value="40">
            <text:p>40</text:p>
          </table:table-cell>
          <table:table-cell table:number-columns-repeated="11"/>
        </table:table-row>
      </table:table>
      <table:table table:name="Mandel, weak" table:style-name="ta1" table:print="false"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10" table:default-cell-style-name="Default"/>
        <table:table-column table:style-name="co2" table:default-cell-style-name="ce3"/>
        <table:table-row table:style-name="ro1">
          <table:table-cell table:style-name="ce1" office:value-type="string" table:number-columns-spanned="6" table:number-rows-spanned="1">
            <text:p>Mandelbrot set – Weak scaling</text:p>
          </table:table-cell>
          <table:covered-table-cell table:style-name="Default"/>
          <table:covered-table-cell table:style-name="Default"/>
          <table:covered-table-cell table:number-columns-repeated="3"/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table:style-name="Default"/>
        </table:table-row>
        <table:table-row table:style-name="ro1">
          <table:table-cell office:value-type="string">
            <text:p>Processors</text:p>
          </table:table-cell>
          <table:table-cell table:style-name="Default" office:value-type="string">
            <text:p>Time (s)</text:p>
          </table:table-cell>
          <table:table-cell table:style-name="Default" office:value-type="string">
            <text:p>Ideal time (s)</text:p>
          </table:table-cell>
          <table:table-cell/>
          <table:table-cell office:value-type="string">
            <text:p>SciNet GPC, 5 nodes, 8 processors per node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597">
            <text:p>5.597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725">
            <text:p>5.725</text:p>
          </table:table-cell>
          <table:table-cell table:formula="of:=[.B$4]" office:value-type="float" office:value="5.597">
            <text:p>5.597</text:p>
          </table:table-cell>
          <table:table-cell/>
          <table:table-cell office:value-type="string">
            <text:p>nrows</text:p>
          </table:table-cell>
          <table:table-cell table:style-name="ce2" office:value-type="string">
            <text:p>500 * procs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913">
            <text:p>5.913</text:p>
          </table:table-cell>
          <table:table-cell table:formula="of:=[.B$4]" office:value-type="float" office:value="5.597">
            <text:p>5.597</text:p>
          </table:table-cell>
          <table:table-cell/>
          <table:table-cell office:value-type="string">
            <text:p>ncols</text:p>
          </table:table-cell>
          <table:table-cell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214">
            <text:p>6.214</text:p>
          </table:table-cell>
          <table:table-cell table:formula="of:=[.B$4]" office:value-type="float" office:value="5.597">
            <text:p>5.597</text:p>
          </table:table-cell>
          <table:table-cell/>
          <table:table-cell office:value-type="string">
            <text:p>x0</text:p>
          </table:table-cell>
          <table:table-cell office:value-type="float" office:value="-1.5">
            <text:p>-1.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845">
            <text:p>6.845</text:p>
          </table:table-cell>
          <table:table-cell table:formula="of:=[.B$4]" office:value-type="float" office:value="5.597">
            <text:p>5.597</text:p>
          </table:table-cell>
          <table:table-cell/>
          <table:table-cell office:value-type="string">
            <text:p>y0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019">
            <text:p>7.019</text:p>
          </table:table-cell>
          <table:table-cell table:formula="of:=[.B$4]" office:value-type="float" office:value="5.597">
            <text:p>5.597</text:p>
          </table:table-cell>
          <table:table-cell/>
          <table:table-cell office:value-type="string">
            <text:p>dx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504">
            <text:p>7.504</text:p>
          </table:table-cell>
          <table:table-cell table:formula="of:=[.B$4]" office:value-type="float" office:value="5.597">
            <text:p>5.597</text:p>
          </table:table-cell>
          <table:table-cell/>
          <table:table-cell office:value-type="string">
            <text:p>dy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975">
            <text:p>7.975</text:p>
          </table:table-cell>
          <table:table-cell table:formula="of:=[.B$4]" office:value-type="float" office:value="5.597">
            <text:p>5.597</text:p>
          </table:table-cell>
          <table:table-cell/>
          <table:table-cell>
            <draw:frame table:end-cell-address="'Mandel, weak'.L38" table:end-x="0.558cm" table:end-y="0.01cm" draw:z-index="0" draw:style-name="gr1" svg:width="16.152cm" svg:height="12.2cm" svg:x="0.213cm" svg:y="0.004cm">
              <draw:object draw:notify-on-update-of-ranges="'Mandel, weak'.A4:'Mandel, weak'.A43 'Mandel, weak'.B3:'Mandel, weak'.B3 'Mandel, weak'.B4:'Mandel, weak'.B43 'Mandel, weak'.A4:'Mandel, weak'.A43 'Mandel, weak'.C3:'Mandel, weak'.C3 'Mandel, weak'.C4:'Mandel, weak'.C4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479">
            <text:p>8.479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844">
            <text:p>8.844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741">
            <text:p>9.741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.275">
            <text:p>10.275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.457">
            <text:p>10.457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.4">
            <text:p>11.400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.436">
            <text:p>11.436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.443">
            <text:p>12.443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.926">
            <text:p>12.926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.873">
            <text:p>12.873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.431">
            <text:p>13.431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874">
            <text:p>12.874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.962">
            <text:p>14.962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.602">
            <text:p>14.602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.4">
            <text:p>15.400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.958">
            <text:p>14.958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.102">
            <text:p>17.102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.497">
            <text:p>17.497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.233">
            <text:p>17.233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.299">
            <text:p>18.299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.785">
            <text:p>18.785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.121">
            <text:p>19.121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.238">
            <text:p>19.238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.579">
            <text:p>19.579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1.262">
            <text:p>21.262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.268">
            <text:p>21.268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.785">
            <text:p>20.785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2.31">
            <text:p>22.310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1.708">
            <text:p>21.708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3.702">
            <text:p>23.702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.732">
            <text:p>24.732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3.05">
            <text:p>23.050</text:p>
          </table:table-cell>
          <table:table-cell table:formula="of:=[.B$4]" office:value-type="float" office:value="5.597">
            <text:p>5.597</text:p>
          </table:table-cell>
          <table:table-cell table:number-columns-repeated="11"/>
        </table:table-row>
      </table:table>
      <table:table table:name="Life, strong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number-columns-repeated="9" table:default-cell-style-name="Default"/>
        <table:table-column table:style-name="co2" table:default-cell-style-name="ce3"/>
        <table:table-row table:style-name="ro1">
          <table:table-cell table:style-name="ce1" office:value-type="string" table:number-columns-spanned="8" table:number-rows-spanned="1">
            <text:p>Game of Life – Strong scaling</text:p>
          </table:table-cell>
          <table:covered-table-cell table:style-name="Default"/>
          <table:covered-table-cell table:number-columns-repeated="6"/>
          <table:table-cell table:number-columns-repeated="3"/>
          <table:table-cell table:style-name="Default"/>
        </table:table-row>
        <table:table-row table:style-name="ro1">
          <table:table-cell table:style-name="ce1"/>
          <table:table-cell table:style-name="Default"/>
          <table:table-cell table:number-columns-repeated="9"/>
          <table:table-cell table:style-name="Default"/>
        </table:table-row>
        <table:table-row table:style-name="ro2">
          <table:table-cell office:value-type="string">
            <text:p>Processors</text:p>
          </table:table-cell>
          <table:table-cell table:style-name="Default" office:value-type="string">
            <text:p>Time (s)</text:p>
          </table:table-cell>
          <table:table-cell office:value-type="string">
            <text:p>Ideal time (s)</text:p>
          </table:table-cell>
          <table:table-cell office:value-type="string">
            <text:p>Speedup</text:p>
          </table:table-cell>
          <table:table-cell office:value-type="string">
            <text:p>Ideal speedup</text:p>
          </table:table-cell>
          <table:table-cell/>
          <table:table-cell office:value-type="string">
            <text:p>SciNet GPC, 5 nodes, 8 processors per node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.531">
            <text:p>80.531</text:p>
          </table:table-cell>
          <table:table-cell table:formula="of:=[.B4]" office:value-type="float" office:value="80.531">
            <text:p>80.53</text:p>
          </table:table-cell>
          <table:table-cell table:formula="of:=[.B$4]/[.B4]" office:value-type="float" office:value="1">
            <text:p>1</text:p>
          </table:table-cell>
          <table:table-cell table:formula="of:=[.A4]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7.192">
            <text:p>37.192</text:p>
          </table:table-cell>
          <table:table-cell table:formula="of:=[.C$4]/[.A5]" office:value-type="float" office:value="40.2655">
            <text:p>40.27</text:p>
          </table:table-cell>
          <table:table-cell table:formula="of:=[.B$4]/[.B5]" office:value-type="float" office:value="2.16527747902775">
            <text:p>2.17</text:p>
          </table:table-cell>
          <table:table-cell table:formula="of:=[.A5]" office:value-type="float" office:value="2">
            <text:p>2</text:p>
          </table:table-cell>
          <table:table-cell/>
          <table:table-cell office:value-type="string">
            <text:p>matrix</text:p>
          </table:table-cell>
          <table:table-cell table:style-name="ce2" office:value-type="string">
            <text:p>50% gray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.753">
            <text:p>25.753</text:p>
          </table:table-cell>
          <table:table-cell table:formula="of:=[.C$4]/[.A6]" office:value-type="float" office:value="26.8436666666667">
            <text:p>26.84</text:p>
          </table:table-cell>
          <table:table-cell table:formula="of:=[.B$4]/[.B6]" office:value-type="float" office:value="3.12705315885528">
            <text:p>3.13</text:p>
          </table:table-cell>
          <table:table-cell table:formula="of:=[.A6]" office:value-type="float" office:value="3">
            <text:p>3</text:p>
          </table:table-cell>
          <table:table-cell/>
          <table:table-cell office:value-type="string">
            <text:p>nrows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.455">
            <text:p>19.455</text:p>
          </table:table-cell>
          <table:table-cell table:formula="of:=[.C$4]/[.A7]" office:value-type="float" office:value="20.13275">
            <text:p>20.13</text:p>
          </table:table-cell>
          <table:table-cell table:formula="of:=[.B$4]/[.B7]" office:value-type="float" office:value="4.13934721151375">
            <text:p>4.14</text:p>
          </table:table-cell>
          <table:table-cell table:formula="of:=[.A7]" office:value-type="float" office:value="4">
            <text:p>4</text:p>
          </table:table-cell>
          <table:table-cell/>
          <table:table-cell office:value-type="string">
            <text:p>ncols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.587">
            <text:p>16.587</text:p>
          </table:table-cell>
          <table:table-cell table:formula="of:=[.C$4]/[.A8]" office:value-type="float" office:value="16.1062">
            <text:p>16.11</text:p>
          </table:table-cell>
          <table:table-cell table:formula="of:=[.B$4]/[.B8]" office:value-type="float" office:value="4.8550672213179">
            <text:p>4.86</text:p>
          </table:table-cell>
          <table:table-cell table:formula="of:=[.A8]" office:value-type="float" office:value="5">
            <text:p>5</text:p>
          </table:table-cell>
          <table:table-cell/>
          <table:table-cell office:value-type="string">
            <text:p>numgen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.4">
            <text:p>14.400</text:p>
          </table:table-cell>
          <table:table-cell table:formula="of:=[.C$4]/[.A9]" office:value-type="float" office:value="13.4218333333333">
            <text:p>13.42</text:p>
          </table:table-cell>
          <table:table-cell table:formula="of:=[.B$4]/[.B9]" office:value-type="float" office:value="5.59243055555556">
            <text:p>5.59</text:p>
          </table:table-cell>
          <table:table-cell table:formula="of:=[.A9]" office:value-type="float" office:value="6">
            <text:p>6</text:p>
          </table:table-cell>
          <table:table-cell>
            <draw:frame table:end-cell-address="'Life, strong'.M33" table:end-x="0.363cm" table:end-y="0.2cm" draw:z-index="0" draw:style-name="gr1" svg:width="16.002cm" svg:height="10.908cm" svg:x="0.168cm" svg:y="0.131cm">
              <draw:object draw:notify-on-update-of-ranges="'Life, strong'.A3:'Life, strong'.A3 'Life, strong'.A4:'Life, strong'.A43 'Life, strong'.B3:'Life, strong'.B3 'Life, strong'.B4:'Life, strong'.B43 'Life, strong'.A3:'Life, strong'.A3 'Life, strong'.A4:'Life, strong'.A43 'Life, strong'.C3:'Life, strong'.C3 'Life, strong'.C4:'Life, strong'.C4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.612">
            <text:p>12.612</text:p>
          </table:table-cell>
          <table:table-cell table:formula="of:=[.C$4]/[.A10]" office:value-type="float" office:value="11.5044285714286">
            <text:p>11.5</text:p>
          </table:table-cell>
          <table:table-cell table:formula="of:=[.B$4]/[.B10]" office:value-type="float" office:value="6.38526799873137">
            <text:p>6.39</text:p>
          </table:table-cell>
          <table:table-cell table:formula="of:=[.A10]"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.452">
            <text:p>11.452</text:p>
          </table:table-cell>
          <table:table-cell table:formula="of:=[.C$4]/[.A11]" office:value-type="float" office:value="10.066375">
            <text:p>10.07</text:p>
          </table:table-cell>
          <table:table-cell table:formula="of:=[.B$4]/[.B11]" office:value-type="float" office:value="7.0320468040517">
            <text:p>7.03</text:p>
          </table:table-cell>
          <table:table-cell table:formula="of:=[.A11]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.754">
            <text:p>11.754</text:p>
          </table:table-cell>
          <table:table-cell table:formula="of:=[.C$4]/[.A12]" office:value-type="float" office:value="8.94788888888889">
            <text:p>8.95</text:p>
          </table:table-cell>
          <table:table-cell table:formula="of:=[.B$4]/[.B12]" office:value-type="float" office:value="6.85136974646929">
            <text:p>6.85</text:p>
          </table:table-cell>
          <table:table-cell table:formula="of:=[.A12]" office:value-type="float" office:value="9">
            <text:p>9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.311">
            <text:p>11.311</text:p>
          </table:table-cell>
          <table:table-cell table:formula="of:=[.C$4]/[.A13]" office:value-type="float" office:value="8.0531">
            <text:p>8.05</text:p>
          </table:table-cell>
          <table:table-cell table:formula="of:=[.B$4]/[.B13]" office:value-type="float" office:value="7.11970648041729">
            <text:p>7.12</text:p>
          </table:table-cell>
          <table:table-cell table:formula="of:=[.A13]"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.334">
            <text:p>10.334</text:p>
          </table:table-cell>
          <table:table-cell table:formula="of:=[.C$4]/[.A14]" office:value-type="float" office:value="7.321">
            <text:p>7.32</text:p>
          </table:table-cell>
          <table:table-cell table:formula="of:=[.B$4]/[.B14]" office:value-type="float" office:value="7.79281981807625">
            <text:p>7.79</text:p>
          </table:table-cell>
          <table:table-cell table:formula="of:=[.A14]"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.036">
            <text:p>10.036</text:p>
          </table:table-cell>
          <table:table-cell table:formula="of:=[.C$4]/[.A15]" office:value-type="float" office:value="6.71091666666667">
            <text:p>6.71</text:p>
          </table:table-cell>
          <table:table-cell table:formula="of:=[.B$4]/[.B15]" office:value-type="float" office:value="8.02421283379833">
            <text:p>8.02</text:p>
          </table:table-cell>
          <table:table-cell table:formula="of:=[.A15]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585">
            <text:p>9.585</text:p>
          </table:table-cell>
          <table:table-cell table:formula="of:=[.C$4]/[.A16]" office:value-type="float" office:value="6.19469230769231">
            <text:p>6.19</text:p>
          </table:table-cell>
          <table:table-cell table:formula="of:=[.B$4]/[.B16]" office:value-type="float" office:value="8.40177360459051">
            <text:p>8.4</text:p>
          </table:table-cell>
          <table:table-cell table:formula="of:=[.A16]" office:value-type="float" office:value="13">
            <text:p>13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476">
            <text:p>9.476</text:p>
          </table:table-cell>
          <table:table-cell table:formula="of:=[.C$4]/[.A17]" office:value-type="float" office:value="5.75221428571429">
            <text:p>5.75</text:p>
          </table:table-cell>
          <table:table-cell table:formula="of:=[.B$4]/[.B17]" office:value-type="float" office:value="8.49841705360912">
            <text:p>8.5</text:p>
          </table:table-cell>
          <table:table-cell table:formula="of:=[.A17]"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.028">
            <text:p>9.028</text:p>
          </table:table-cell>
          <table:table-cell table:formula="of:=[.C$4]/[.A18]" office:value-type="float" office:value="5.36873333333333">
            <text:p>5.37</text:p>
          </table:table-cell>
          <table:table-cell table:formula="of:=[.B$4]/[.B18]" office:value-type="float" office:value="8.92013735046522">
            <text:p>8.92</text:p>
          </table:table-cell>
          <table:table-cell table:formula="of:=[.A18]"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.881">
            <text:p>8.881</text:p>
          </table:table-cell>
          <table:table-cell table:formula="of:=[.C$4]/[.A19]" office:value-type="float" office:value="5.0331875">
            <text:p>5.03</text:p>
          </table:table-cell>
          <table:table-cell table:formula="of:=[.B$4]/[.B19]" office:value-type="float" office:value="9.0677851593289">
            <text:p>9.07</text:p>
          </table:table-cell>
          <table:table-cell table:formula="of:=[.A19]"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.638">
            <text:p>8.638</text:p>
          </table:table-cell>
          <table:table-cell table:formula="of:=[.C$4]/[.A20]" office:value-type="float" office:value="4.73711764705882">
            <text:p>4.74</text:p>
          </table:table-cell>
          <table:table-cell table:formula="of:=[.B$4]/[.B20]" office:value-type="float" office:value="9.32287566566335">
            <text:p>9.32</text:p>
          </table:table-cell>
          <table:table-cell table:formula="of:=[.A20]" office:value-type="float" office:value="17">
            <text:p>17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.662">
            <text:p>8.662</text:p>
          </table:table-cell>
          <table:table-cell table:formula="of:=[.C$4]/[.A21]" office:value-type="float" office:value="4.47394444444445">
            <text:p>4.47</text:p>
          </table:table-cell>
          <table:table-cell table:formula="of:=[.B$4]/[.B21]" office:value-type="float" office:value="9.29704456245671">
            <text:p>9.3</text:p>
          </table:table-cell>
          <table:table-cell table:formula="of:=[.A21]"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.754">
            <text:p>8.754</text:p>
          </table:table-cell>
          <table:table-cell table:formula="of:=[.C$4]/[.A22]" office:value-type="float" office:value="4.23847368421053">
            <text:p>4.24</text:p>
          </table:table-cell>
          <table:table-cell table:formula="of:=[.B$4]/[.B22]" office:value-type="float" office:value="9.19933744573909">
            <text:p>9.2</text:p>
          </table:table-cell>
          <table:table-cell table:formula="of:=[.A22]" office:value-type="float" office:value="19">
            <text:p>19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.693">
            <text:p>8.693</text:p>
          </table:table-cell>
          <table:table-cell table:formula="of:=[.C$4]/[.A23]" office:value-type="float" office:value="4.02655">
            <text:p>4.03</text:p>
          </table:table-cell>
          <table:table-cell table:formula="of:=[.B$4]/[.B23]" office:value-type="float" office:value="9.26389048659841">
            <text:p>9.26</text:p>
          </table:table-cell>
          <table:table-cell table:formula="of:=[.A23]"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.693">
            <text:p>8.693</text:p>
          </table:table-cell>
          <table:table-cell table:formula="of:=[.C$4]/[.A24]" office:value-type="float" office:value="3.83480952380952">
            <text:p>3.83</text:p>
          </table:table-cell>
          <table:table-cell table:formula="of:=[.B$4]/[.B24]" office:value-type="float" office:value="9.26389048659841">
            <text:p>9.26</text:p>
          </table:table-cell>
          <table:table-cell table:formula="of:=[.A24]"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.634">
            <text:p>8.634</text:p>
          </table:table-cell>
          <table:table-cell table:formula="of:=[.C$4]/[.A25]" office:value-type="float" office:value="3.6605">
            <text:p>3.66</text:p>
          </table:table-cell>
          <table:table-cell table:formula="of:=[.B$4]/[.B25]" office:value-type="float" office:value="9.32719481121149">
            <text:p>9.33</text:p>
          </table:table-cell>
          <table:table-cell table:formula="of:=[.A25]"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.574">
            <text:p>8.574</text:p>
          </table:table-cell>
          <table:table-cell table:formula="of:=[.C$4]/[.A26]" office:value-type="float" office:value="3.50134782608696">
            <text:p>3.5</text:p>
          </table:table-cell>
          <table:table-cell table:formula="of:=[.B$4]/[.B26]" office:value-type="float" office:value="9.39246559365524">
            <text:p>9.39</text:p>
          </table:table-cell>
          <table:table-cell table:formula="of:=[.A26]"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485">
            <text:p>8.485</text:p>
          </table:table-cell>
          <table:table-cell table:formula="of:=[.C$4]/[.A27]" office:value-type="float" office:value="3.35545833333333">
            <text:p>3.36</text:p>
          </table:table-cell>
          <table:table-cell table:formula="of:=[.B$4]/[.B27]" office:value-type="float" office:value="9.49098408956983">
            <text:p>9.49</text:p>
          </table:table-cell>
          <table:table-cell table:formula="of:=[.A27]"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.648">
            <text:p>8.648</text:p>
          </table:table-cell>
          <table:table-cell table:formula="of:=[.C$4]/[.A28]" office:value-type="float" office:value="3.22124">
            <text:p>3.22</text:p>
          </table:table-cell>
          <table:table-cell table:formula="of:=[.B$4]/[.B28]" office:value-type="float" office:value="9.31209528214616">
            <text:p>9.31</text:p>
          </table:table-cell>
          <table:table-cell table:formula="of:=[.A28]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.467">
            <text:p>8.467</text:p>
          </table:table-cell>
          <table:table-cell table:formula="of:=[.C$4]/[.A29]" office:value-type="float" office:value="3.09734615384615">
            <text:p>3.1</text:p>
          </table:table-cell>
          <table:table-cell table:formula="of:=[.B$4]/[.B29]" office:value-type="float" office:value="9.51116097791426">
            <text:p>9.51</text:p>
          </table:table-cell>
          <table:table-cell table:formula="of:=[.A29]"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.61">
            <text:p>8.610</text:p>
          </table:table-cell>
          <table:table-cell table:formula="of:=[.C$4]/[.A30]" office:value-type="float" office:value="2.98262962962963">
            <text:p>2.98</text:p>
          </table:table-cell>
          <table:table-cell table:formula="of:=[.B$4]/[.B30]" office:value-type="float" office:value="9.35319396051104">
            <text:p>9.35</text:p>
          </table:table-cell>
          <table:table-cell table:formula="of:=[.A30]"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.652">
            <text:p>8.652</text:p>
          </table:table-cell>
          <table:table-cell table:formula="of:=[.C$4]/[.A31]" office:value-type="float" office:value="2.87610714285714">
            <text:p>2.88</text:p>
          </table:table-cell>
          <table:table-cell table:formula="of:=[.B$4]/[.B31]" office:value-type="float" office:value="9.3077901063338">
            <text:p>9.31</text:p>
          </table:table-cell>
          <table:table-cell table:formula="of:=[.A31]"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.508">
            <text:p>8.508</text:p>
          </table:table-cell>
          <table:table-cell table:formula="of:=[.C$4]/[.A32]" office:value-type="float" office:value="2.77693103448276">
            <text:p>2.78</text:p>
          </table:table-cell>
          <table:table-cell table:formula="of:=[.B$4]/[.B32]" office:value-type="float" office:value="9.4653267512929">
            <text:p>9.47</text:p>
          </table:table-cell>
          <table:table-cell table:formula="of:=[.A32]" office:value-type="float" office:value="29">
            <text:p>29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462">
            <text:p>8.462</text:p>
          </table:table-cell>
          <table:table-cell table:formula="of:=[.C$4]/[.A33]" office:value-type="float" office:value="2.68436666666667">
            <text:p>2.68</text:p>
          </table:table-cell>
          <table:table-cell table:formula="of:=[.B$4]/[.B33]" office:value-type="float" office:value="9.51678090285984">
            <text:p>9.52</text:p>
          </table:table-cell>
          <table:table-cell table:formula="of:=[.A33]"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547">
            <text:p>8.547</text:p>
          </table:table-cell>
          <table:table-cell table:formula="of:=[.C$4]/[.A34]" office:value-type="float" office:value="2.59777419354839">
            <text:p>2.6</text:p>
          </table:table-cell>
          <table:table-cell table:formula="of:=[.B$4]/[.B34]" office:value-type="float" office:value="9.42213642213642">
            <text:p>9.42</text:p>
          </table:table-cell>
          <table:table-cell table:formula="of:=[.A34]" office:value-type="float" office:value="31">
            <text:p>31</text:p>
          </table:table-cell>
          <table:table-cell>
            <draw:frame table:end-cell-address="'Life, strong'.M56" table:end-x="0.195cm" table:end-y="0.293cm" draw:z-index="1" draw:style-name="gr1" svg:width="15.751cm" svg:height="10.081cm" svg:x="0.251cm" svg:y="0.148cm">
              <draw:object draw:notify-on-update-of-ranges="'Life, strong'.A3:'Life, strong'.A3 'Life, strong'.A4:'Life, strong'.A43 'Life, strong'.D3:'Life, strong'.D3 'Life, strong'.D4:'Life, strong'.D43 'Life, strong'.A3:'Life, strong'.A3 'Life, strong'.A4:'Life, strong'.A43 'Life, strong'.E3:'Life, strong'.E3 'Life, strong'.E4:'Life, strong'.E4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.312">
            <text:p>8.312</text:p>
          </table:table-cell>
          <table:table-cell table:formula="of:=[.C$4]/[.A35]" office:value-type="float" office:value="2.51659375">
            <text:p>2.52</text:p>
          </table:table-cell>
          <table:table-cell table:formula="of:=[.B$4]/[.B35]" office:value-type="float" office:value="9.68852261790183">
            <text:p>9.69</text:p>
          </table:table-cell>
          <table:table-cell table:formula="of:=[.A35]"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.412">
            <text:p>8.412</text:p>
          </table:table-cell>
          <table:table-cell table:formula="of:=[.C$4]/[.A36]" office:value-type="float" office:value="2.44033333333333">
            <text:p>2.44</text:p>
          </table:table-cell>
          <table:table-cell table:formula="of:=[.B$4]/[.B36]" office:value-type="float" office:value="9.57334759866857">
            <text:p>9.57</text:p>
          </table:table-cell>
          <table:table-cell table:formula="of:=[.A36]"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.506">
            <text:p>8.506</text:p>
          </table:table-cell>
          <table:table-cell table:formula="of:=[.C$4]/[.A37]" office:value-type="float" office:value="2.36855882352941">
            <text:p>2.37</text:p>
          </table:table-cell>
          <table:table-cell table:formula="of:=[.B$4]/[.B37]" office:value-type="float" office:value="9.46755231601223">
            <text:p>9.47</text:p>
          </table:table-cell>
          <table:table-cell table:formula="of:=[.A37]"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.621">
            <text:p>8.621</text:p>
          </table:table-cell>
          <table:table-cell table:formula="of:=[.C$4]/[.A38]" office:value-type="float" office:value="2.30088571428571">
            <text:p>2.3</text:p>
          </table:table-cell>
          <table:table-cell table:formula="of:=[.B$4]/[.B38]" office:value-type="float" office:value="9.34125971465027">
            <text:p>9.34</text:p>
          </table:table-cell>
          <table:table-cell table:formula="of:=[.A38]"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.685">
            <text:p>8.685</text:p>
          </table:table-cell>
          <table:table-cell table:formula="of:=[.C$4]/[.A39]" office:value-type="float" office:value="2.23697222222222">
            <text:p>2.24</text:p>
          </table:table-cell>
          <table:table-cell table:formula="of:=[.B$4]/[.B39]" office:value-type="float" office:value="9.27242371905584">
            <text:p>9.27</text:p>
          </table:table-cell>
          <table:table-cell table:formula="of:=[.A39]"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.596">
            <text:p>8.596</text:p>
          </table:table-cell>
          <table:table-cell table:formula="of:=[.C$4]/[.A40]" office:value-type="float" office:value="2.17651351351351">
            <text:p>2.18</text:p>
          </table:table-cell>
          <table:table-cell table:formula="of:=[.B$4]/[.B40]" office:value-type="float" office:value="9.36842717543043">
            <text:p>9.37</text:p>
          </table:table-cell>
          <table:table-cell table:formula="of:=[.A40]" office:value-type="float" office:value="37">
            <text:p>37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.661">
            <text:p>8.661</text:p>
          </table:table-cell>
          <table:table-cell table:formula="of:=[.C$4]/[.A41]" office:value-type="float" office:value="2.11923684210526">
            <text:p>2.12</text:p>
          </table:table-cell>
          <table:table-cell table:formula="of:=[.B$4]/[.B41]" office:value-type="float" office:value="9.29811800023092">
            <text:p>9.3</text:p>
          </table:table-cell>
          <table:table-cell table:formula="of:=[.A41]"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.644">
            <text:p>8.644</text:p>
          </table:table-cell>
          <table:table-cell table:formula="of:=[.C$4]/[.A42]" office:value-type="float" office:value="2.06489743589744">
            <text:p>2.06</text:p>
          </table:table-cell>
          <table:table-cell table:formula="of:=[.B$4]/[.B42]" office:value-type="float" office:value="9.31640444238778">
            <text:p>9.32</text:p>
          </table:table-cell>
          <table:table-cell table:formula="of:=[.A42]"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.595">
            <text:p>8.595</text:p>
          </table:table-cell>
          <table:table-cell table:formula="of:=[.C$4]/[.A43]" office:value-type="float" office:value="2.013275">
            <text:p>2.01</text:p>
          </table:table-cell>
          <table:table-cell table:formula="of:=[.B$4]/[.B43]" office:value-type="float" office:value="9.3695171611402">
            <text:p>9.37</text:p>
          </table:table-cell>
          <table:table-cell table:formula="of:=[.A43]" office:value-type="float" office:value="40">
            <text:p>40</text:p>
          </table:table-cell>
          <table:table-cell table:number-columns-repeated="7"/>
        </table:table-row>
      </table:table>
      <table:table table:name="Life, weak" table:style-name="ta1" table:print="false">
        <table:table-column table:style-name="co2" table:default-cell-style-name="Default"/>
        <table:table-column table:style-name="co8" table:default-cell-style-name="Default"/>
        <table:table-column table:style-name="co2" table:default-cell-style-name="ce4"/>
        <table:table-column table:style-name="co2" table:number-columns-repeated="5" table:default-cell-style-name="Default"/>
        <table:table-row table:style-name="ro1">
          <table:table-cell table:style-name="ce1" office:value-type="string" table:number-columns-spanned="6" table:number-rows-spanned="1">
            <text:p>Game of Life – Weak scaling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Time (s)</text:p>
          </table:table-cell>
          <table:table-cell office:value-type="string">
            <text:p>Ideal time (s)</text:p>
          </table:table-cell>
          <table:table-cell/>
          <table:table-cell office:value-type="string">
            <text:p>SciNet GPC, 5 nodes, 8 processors per nod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7.212">
            <text:p>7.212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7.457">
            <text:p>7.457</text:p>
          </table:table-cell>
          <table:table-cell table:formula="of:=[.B$4]" office:value-type="float" office:value="7.212">
            <text:p>7.21</text:p>
          </table:table-cell>
          <table:table-cell/>
          <table:table-cell office:value-type="string">
            <text:p>matrix</text:p>
          </table:table-cell>
          <table:table-cell table:style-name="ce2" office:value-type="string">
            <text:p>50% gray</text:p>
          </table:table-cell>
          <table:table-cell/>
          <table:table-cell table:style-name="ce3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7.661">
            <text:p>7.661</text:p>
          </table:table-cell>
          <table:table-cell table:formula="of:=[.B$4]" office:value-type="float" office:value="7.212">
            <text:p>7.21</text:p>
          </table:table-cell>
          <table:table-cell/>
          <table:table-cell office:value-type="string">
            <text:p>nrows</text:p>
          </table:table-cell>
          <table:table-cell table:style-name="ce2" office:value-type="string">
            <text:p>100 * procs</text:p>
          </table:table-cell>
          <table:table-cell/>
          <table:table-cell table:style-name="ce3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7.77">
            <text:p>7.770</text:p>
          </table:table-cell>
          <table:table-cell table:formula="of:=[.B$4]" office:value-type="float" office:value="7.212">
            <text:p>7.21</text:p>
          </table:table-cell>
          <table:table-cell/>
          <table:table-cell office:value-type="string">
            <text:p>ncols</text:p>
          </table:table-cell>
          <table:table-cell office:value-type="float" office:value="1000">
            <text:p>1000</text:p>
          </table:table-cell>
          <table:table-cell/>
          <table:table-cell table:style-name="ce3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8.493">
            <text:p>8.493</text:p>
          </table:table-cell>
          <table:table-cell table:formula="of:=[.B$4]" office:value-type="float" office:value="7.212">
            <text:p>7.21</text:p>
          </table:table-cell>
          <table:table-cell/>
          <table:table-cell office:value-type="string">
            <text:p>numgen</text:p>
          </table:table-cell>
          <table:table-cell office:value-type="float" office:value="10">
            <text:p>10</text:p>
          </table:table-cell>
          <table:table-cell/>
          <table:table-cell table:style-name="ce3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8.704">
            <text:p>8.704</text:p>
          </table:table-cell>
          <table:table-cell table:formula="of:=[.B$4]" office:value-type="float" office:value="7.212">
            <text:p>7.21</text:p>
          </table:table-cell>
          <table:table-cell>
            <draw:frame table:end-cell-address="'Life, weak'.K31" table:end-x="1.262cm" table:end-y="0.374cm" draw:z-index="0" draw:style-name="gr1" svg:width="16.776cm" svg:height="10.201cm" svg:x="0.293cm" svg:y="0.109cm">
              <draw:object draw:notify-on-update-of-ranges="'Life, weak'.A3:'Life, weak'.A3 'Life, weak'.A4:'Life, weak'.A43 'Life, weak'.B3:'Life, weak'.B3 'Life, weak'.B4:'Life, weak'.B43 'Life, weak'.A3:'Life, weak'.A3 'Life, weak'.A4:'Life, weak'.A43 'Life, weak'.C3:'Life, weak'.C3 'Life, weak'.C4:'Life, weak'.C4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float" office:value="9.131">
            <text:p>9.131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9.419">
            <text:p>9.419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float" office:value="10.639">
            <text:p>10.639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1.317">
            <text:p>11.317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float" office:value="12.298">
            <text:p>12.298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float" office:value="13.874">
            <text:p>13.874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float" office:value="14.615">
            <text:p>14.615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float" office:value="15.222">
            <text:p>15.222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float" office:value="15.672">
            <text:p>15.672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float" office:value="16.281">
            <text:p>16.281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float" office:value="16.931">
            <text:p>16.931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float" office:value="17.966">
            <text:p>17.966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float" office:value="19.095">
            <text:p>19.095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9.792">
            <text:p>19.792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float" office:value="21.315">
            <text:p>21.315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float" office:value="22.31">
            <text:p>22.310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float" office:value="23.085">
            <text:p>23.085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float" office:value="23.97">
            <text:p>23.970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5">
            <text:p>25</text:p>
          </table:table-cell>
          <table:table-cell table:style-name="ce3" office:value-type="float" office:value="25.939">
            <text:p>25.939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6">
            <text:p>26</text:p>
          </table:table-cell>
          <table:table-cell table:style-name="ce3" office:value-type="float" office:value="25.932">
            <text:p>25.932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float" office:value="26.862">
            <text:p>26.862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8">
            <text:p>28</text:p>
          </table:table-cell>
          <table:table-cell table:style-name="ce3" office:value-type="float" office:value="27.046">
            <text:p>27.046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float" office:value="28.373">
            <text:p>28.373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30.033">
            <text:p>30.033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float" office:value="31.585">
            <text:p>31.585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float" office:value="31.993">
            <text:p>31.993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3">
            <text:p>33</text:p>
          </table:table-cell>
          <table:table-cell table:style-name="ce3" office:value-type="float" office:value="32.265">
            <text:p>32.265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4">
            <text:p>34</text:p>
          </table:table-cell>
          <table:table-cell table:style-name="ce3" office:value-type="float" office:value="34.642">
            <text:p>34.642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float" office:value="34.255">
            <text:p>34.255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6">
            <text:p>36</text:p>
          </table:table-cell>
          <table:table-cell table:style-name="ce3" office:value-type="float" office:value="34.521">
            <text:p>34.521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7">
            <text:p>37</text:p>
          </table:table-cell>
          <table:table-cell table:style-name="ce3" office:value-type="float" office:value="36.22">
            <text:p>36.220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8">
            <text:p>38</text:p>
          </table:table-cell>
          <table:table-cell table:style-name="ce3" office:value-type="float" office:value="37.982">
            <text:p>37.982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39">
            <text:p>39</text:p>
          </table:table-cell>
          <table:table-cell table:style-name="ce3" office:value-type="float" office:value="38.724">
            <text:p>38.724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39.79">
            <text:p>39.790</text:p>
          </table:table-cell>
          <table:table-cell table:formula="of:=[.B$4]" office:value-type="float" office:value="7.212">
            <text:p>7.21</text:p>
          </table:table-cell>
          <table:table-cell table:number-columns-repeated="4"/>
          <table:table-cell table:style-name="ce3"/>
        </table:table-row>
        <table:table-row table:style-name="ro1" table:number-rows-repeated="65492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3">03/12/2010</text:date>, <text:time>06:3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2T21:51:08.01</meta:creation-date>
    <dc:date>2010-12-03T06:32:54.09</dc:date>
    <meta:editing-duration>PT02H56M26S</meta:editing-duration>
    <meta:editing-cycles>7</meta:editing-cycles>
    <meta:generator>OpenOffice.org/3.2$Win32 OpenOffice.org_project/320m18$Build-9502</meta:generator>
    <meta:document-statistic meta:table-count="5" meta:cell-count="72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7cm" svg:height="7.579cm" xlink:href=".." chart:class="chart:scatter" chart:style-name="ch1">
        <chart:legend chart:legend-position="end" svg:x="12.309cm" svg:y="3.268cm" chart:style-name="ch2"/>
        <chart:plot-area chart:style-name="ch3" table:cell-range-address="'Mandel, strong'.A3:'Mandel, strong'.C43" chart:data-source-has-labels="row" svg:x="0.393cm" svg:y="0.151cm" svg:width="11.62cm" svg:height="7.176cm">
          <chart:axis chart:dimension="x" chart:name="primary-x" chart:style-name="ch4">
            <chart:title svg:x="5.655cm" svg:y="6.88cm" chart:style-name="ch5">
              <text:p>Processors</text:p>
            </chart:title>
          </chart:axis>
          <chart:axis chart:dimension="y" chart:name="primary-y" chart:style-name="ch4">
            <chart:title svg:x="0.298cm" svg:y="4.048cm" chart:style-name="ch6">
              <text:p>Time (s)</text:p>
            </chart:title>
            <chart:grid chart:style-name="ch7" chart:class="major"/>
          </chart:axis>
          <chart:series chart:style-name="ch8" chart:values-cell-range-address="'Mandel, strong'.B4:'Mandel, strong'.B43" chart:label-cell-address="'Mandel, strong'.B3:'Mandel, strong'.B3" chart:class="chart:scatter">
            <chart:domain table:cell-range-address="'Mandel, strong'.A4:'Mandel, strong'.A43"/>
            <chart:data-point chart:repeated="40"/>
          </chart:series>
          <chart:series chart:style-name="ch9" chart:values-cell-range-address="'Mandel, strong'.C4:'Mandel, strong'.C43" chart:label-cell-address="'Mandel, strong'.C3:'Mandel, strong'.C3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Mandel, strong'.B3:'Mandel, strong'.B3">Time (s)</text:p>
              </table:table-cell>
              <table:table-cell office:value-type="string">
                <text:p text:id="'Mandel, strong'.C3:'Mandel, strong'.C3"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Mandel, strong'.A4:'Mandel, strong'.A43">1</text:p>
              </table:table-cell>
              <table:table-cell office:value-type="float" office:value="54.225">
                <text:p text:id="'Mandel, strong'.B4:'Mandel, strong'.B43">54.225</text:p>
              </table:table-cell>
              <table:table-cell office:value-type="float" office:value="54.225">
                <text:p text:id="'Mandel, strong'.C4:'Mandel, strong'.C43">54.2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92">
                <text:p>26.92</text:p>
              </table:table-cell>
              <table:table-cell office:value-type="float" office:value="27.1125">
                <text:p>27.1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.937">
                <text:p>17.937</text:p>
              </table:table-cell>
              <table:table-cell office:value-type="float" office:value="18.075">
                <text:p>18.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.256">
                <text:p>14.256</text:p>
              </table:table-cell>
              <table:table-cell office:value-type="float" office:value="13.55625">
                <text:p>13.5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582">
                <text:p>12.582</text:p>
              </table:table-cell>
              <table:table-cell office:value-type="float" office:value="10.845">
                <text:p>10.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878">
                <text:p>10.878</text:p>
              </table:table-cell>
              <table:table-cell office:value-type="float" office:value="9.0375">
                <text:p>9.0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729">
                <text:p>9.729</text:p>
              </table:table-cell>
              <table:table-cell office:value-type="float" office:value="7.74642857142857">
                <text:p>7.746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06">
                <text:p>9.306</text:p>
              </table:table-cell>
              <table:table-cell office:value-type="float" office:value="6.778125">
                <text:p>6.7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669">
                <text:p>8.669</text:p>
              </table:table-cell>
              <table:table-cell office:value-type="float" office:value="6.025">
                <text:p>6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659">
                <text:p>7.659</text:p>
              </table:table-cell>
              <table:table-cell office:value-type="float" office:value="5.4225">
                <text:p>5.4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873">
                <text:p>7.873</text:p>
              </table:table-cell>
              <table:table-cell office:value-type="float" office:value="4.92954545454546">
                <text:p>4.92954545454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94">
                <text:p>7.394</text:p>
              </table:table-cell>
              <table:table-cell office:value-type="float" office:value="4.51875">
                <text:p>4.5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403">
                <text:p>7.403</text:p>
              </table:table-cell>
              <table:table-cell office:value-type="float" office:value="4.17115384615385">
                <text:p>4.171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191">
                <text:p>7.191</text:p>
              </table:table-cell>
              <table:table-cell office:value-type="float" office:value="3.87321428571429">
                <text:p>3.873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586">
                <text:p>6.586</text:p>
              </table:table-cell>
              <table:table-cell office:value-type="float" office:value="3.615">
                <text:p>3.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648">
                <text:p>6.648</text:p>
              </table:table-cell>
              <table:table-cell office:value-type="float" office:value="3.3890625">
                <text:p>3.389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5">
                <text:p>6.5</text:p>
              </table:table-cell>
              <table:table-cell office:value-type="float" office:value="3.18970588235294">
                <text:p>3.18970588235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474">
                <text:p>6.474</text:p>
              </table:table-cell>
              <table:table-cell office:value-type="float" office:value="3.0125">
                <text:p>3.0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358">
                <text:p>6.358</text:p>
              </table:table-cell>
              <table:table-cell office:value-type="float" office:value="2.85394736842105">
                <text:p>2.85394736842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144">
                <text:p>6.144</text:p>
              </table:table-cell>
              <table:table-cell office:value-type="float" office:value="2.71125">
                <text:p>2.71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096">
                <text:p>6.096</text:p>
              </table:table-cell>
              <table:table-cell office:value-type="float" office:value="2.58214285714286">
                <text:p>2.582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179">
                <text:p>6.179</text:p>
              </table:table-cell>
              <table:table-cell office:value-type="float" office:value="2.46477272727273">
                <text:p>2.4647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168">
                <text:p>6.168</text:p>
              </table:table-cell>
              <table:table-cell office:value-type="float" office:value="2.35760869565217">
                <text:p>2.35760869565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005">
                <text:p>6.005</text:p>
              </table:table-cell>
              <table:table-cell office:value-type="float" office:value="2.259375">
                <text:p>2.25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861">
                <text:p>5.861</text:p>
              </table:table-cell>
              <table:table-cell office:value-type="float" office:value="2.169">
                <text:p>2.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843">
                <text:p>5.843</text:p>
              </table:table-cell>
              <table:table-cell office:value-type="float" office:value="2.08557692307692">
                <text:p>2.085576923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833">
                <text:p>5.833</text:p>
              </table:table-cell>
              <table:table-cell office:value-type="float" office:value="2.00833333333333">
                <text:p>2.008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748">
                <text:p>5.748</text:p>
              </table:table-cell>
              <table:table-cell office:value-type="float" office:value="1.93660714285714">
                <text:p>1.9366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478">
                <text:p>5.478</text:p>
              </table:table-cell>
              <table:table-cell office:value-type="float" office:value="1.8698275862069">
                <text:p>1.86982758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506">
                <text:p>5.506</text:p>
              </table:table-cell>
              <table:table-cell office:value-type="float" office:value="1.8075">
                <text:p>1.8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446">
                <text:p>5.446</text:p>
              </table:table-cell>
              <table:table-cell office:value-type="float" office:value="1.7491935483871">
                <text:p>1.749193548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612">
                <text:p>5.612</text:p>
              </table:table-cell>
              <table:table-cell office:value-type="float" office:value="1.69453125">
                <text:p>1.6945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596">
                <text:p>5.596</text:p>
              </table:table-cell>
              <table:table-cell office:value-type="float" office:value="1.64318181818182">
                <text:p>1.643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601">
                <text:p>5.601</text:p>
              </table:table-cell>
              <table:table-cell office:value-type="float" office:value="1.59485294117647">
                <text:p>1.5948529411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45">
                <text:p>5.45</text:p>
              </table:table-cell>
              <table:table-cell office:value-type="float" office:value="1.54928571428571">
                <text:p>1.549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512">
                <text:p>5.512</text:p>
              </table:table-cell>
              <table:table-cell office:value-type="float" office:value="1.50625">
                <text:p>1.5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311">
                <text:p>5.311</text:p>
              </table:table-cell>
              <table:table-cell office:value-type="float" office:value="1.46554054054054">
                <text:p>1.46554054054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.238">
                <text:p>5.238</text:p>
              </table:table-cell>
              <table:table-cell office:value-type="float" office:value="1.42697368421053">
                <text:p>1.42697368421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365">
                <text:p>5.365</text:p>
              </table:table-cell>
              <table:table-cell office:value-type="float" office:value="1.39038461538462">
                <text:p>1.39038461538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226">
                <text:p>5.226</text:p>
              </table:table-cell>
              <table:table-cell office:value-type="float" office:value="1.355625">
                <text:p>1.35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7cm" svg:height="8.215cm" xlink:href=".." chart:class="chart:scatter" chart:column-mapping="1" chart:style-name="ch1">
        <chart:legend chart:legend-position="end" svg:x="12.15cm" svg:y="3.586cm" chart:style-name="ch2"/>
        <chart:plot-area chart:style-name="ch3" table:cell-range-address="'Mandel, strong'.A4:'Mandel, strong'.A43 'Mandel, strong'.D3:'Mandel, strong'.E43" chart:data-source-has-labels="row" svg:x="0.393cm" svg:y="0.164cm" svg:width="11.461cm" svg:height="7.76cm">
          <chart:axis chart:dimension="x" chart:name="primary-x" chart:style-name="ch4">
            <chart:title svg:x="5.576cm" svg:y="7.49cm" chart:style-name="ch5">
              <text:p>Processors</text:p>
            </chart:title>
          </chart:axis>
          <chart:axis chart:dimension="y" chart:name="primary-y" chart:style-name="ch4">
            <chart:title svg:x="0.298cm" svg:y="4.406cm" chart:style-name="ch6">
              <text:p>Speedup</text:p>
            </chart:title>
            <chart:grid chart:style-name="ch7" chart:class="major"/>
          </chart:axis>
          <chart:series chart:style-name="ch8" chart:values-cell-range-address="'Mandel, strong'.D4:'Mandel, strong'.D43" chart:label-cell-address="'Mandel, strong'.D3:'Mandel, strong'.D3" chart:class="chart:scatter">
            <chart:domain table:cell-range-address="'Mandel, strong'.A4:'Mandel, strong'.A43"/>
            <chart:data-point chart:repeated="40"/>
          </chart:series>
          <chart:series chart:style-name="ch9" chart:values-cell-range-address="'Mandel, strong'.E4:'Mandel, strong'.E43" chart:label-cell-address="'Mandel, strong'.E3:'Mandel, strong'.E3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Mandel, strong'.D3:'Mandel, strong'.D3">Speedup</text:p>
              </table:table-cell>
              <table:table-cell office:value-type="string">
                <text:p text:id="'Mandel, strong'.E3:'Mandel, strong'.E3"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Mandel, strong'.A4:'Mandel, strong'.A43">1</text:p>
              </table:table-cell>
              <table:table-cell office:value-type="float" office:value="1">
                <text:p text:id="'Mandel, strong'.D4:'Mandel, strong'.D43">1</text:p>
              </table:table-cell>
              <table:table-cell office:value-type="float" office:value="1">
                <text:p text:id="'Mandel, strong'.E4:'Mandel, strong'.E43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1430163447251">
                <text:p>2.01430163447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2308078273959">
                <text:p>3.02308078273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0366161616162">
                <text:p>3.80366161616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0972818311874">
                <text:p>4.309728183118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98483177054606">
                <text:p>4.984831770546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354301572618">
                <text:p>5.573543015726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82688588007737">
                <text:p>5.826885880077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25504671819126">
                <text:p>6.255046718191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07990599294947">
                <text:p>7.07990599294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88746348278928">
                <text:p>6.887463482789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3364890451718">
                <text:p>7.33364890451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32473321626368">
                <text:p>7.324733216263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54067584480601">
                <text:p>7.54067584480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23337382326146">
                <text:p>8.23337382326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15658844765343">
                <text:p>8.156588447653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34230769230769">
                <text:p>8.342307692307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3758109360519">
                <text:p>8.3758109360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52862535388487">
                <text:p>8.52862535388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82568359375">
                <text:p>8.825683593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89517716535433">
                <text:p>8.8951771653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77569185952419">
                <text:p>8.775691859524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79134241245136">
                <text:p>8.79134241245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02997502081599">
                <text:p>9.029975020815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25183415799352">
                <text:p>9.25183415799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28033544412117">
                <text:p>9.280335444121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29624549974284">
                <text:p>9.296245499742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43371607515658">
                <text:p>9.433716075156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8986856516977">
                <text:p>9.89868565169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84834725753723">
                <text:p>9.848347257537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95684906353287">
                <text:p>9.956849063532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6233071988596">
                <text:p>9.662330719885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68995711222302">
                <text:p>9.689957112223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68130690948045">
                <text:p>9.681306909480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94954128440367">
                <text:p>9.949541284403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83762699564586">
                <text:p>9.837626995645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.209941630578">
                <text:p>10.2099416305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3522336769759">
                <text:p>10.35223367697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.1071761416589">
                <text:p>10.10717614165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3760045924225">
                <text:p>10.3760045924225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53cm" svg:height="12.201cm" xlink:href=".." chart:class="chart:scatter" chart:style-name="ch1">
        <chart:legend chart:legend-position="end" svg:x="13.566cm" svg:y="5.579cm" chart:style-name="ch2"/>
        <chart:plot-area chart:style-name="ch3" table:cell-range-address="'Mandel, weak'.A3:'Mandel, weak'.C43" chart:data-source-has-labels="row" svg:x="0.445cm" svg:y="0.244cm" svg:width="12.799cm" svg:height="11.426cm">
          <chart:axis chart:dimension="x" chart:name="primary-x" chart:style-name="ch4">
            <chart:title svg:x="5.596cm" svg:y="11.316cm" chart:style-name="ch5">
              <text:p>Processors and work</text:p>
            </chart:title>
          </chart:axis>
          <chart:axis chart:dimension="y" chart:name="primary-y" chart:style-name="ch6">
            <chart:title svg:x="0.324cm" svg:y="6.266cm" chart:style-name="ch7">
              <text:p>Time (s)</text:p>
            </chart:title>
            <chart:grid chart:style-name="ch8" chart:class="major"/>
          </chart:axis>
          <chart:series chart:style-name="ch9" chart:values-cell-range-address="'Mandel, weak'.B4:'Mandel, weak'.B43" chart:label-cell-address="'Mandel, weak'.B3:'Mandel, weak'.B3" chart:class="chart:scatter">
            <chart:domain table:cell-range-address="'Mandel, weak'.A4:'Mandel, weak'.A43"/>
            <chart:data-point chart:repeated="40"/>
          </chart:series>
          <chart:series chart:style-name="ch10" chart:values-cell-range-address="'Mandel, weak'.C4:'Mandel, weak'.C43" chart:label-cell-address="'Mandel, weak'.C3:'Mandel, weak'.C3" chart:class="chart:scatte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Mandel, weak'.B3:'Mandel, weak'.B3">Time (s)</text:p>
              </table:table-cell>
              <table:table-cell office:value-type="string">
                <text:p text:id="'Mandel, weak'.C3:'Mandel, weak'.C3"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Mandel, weak'.A4:'Mandel, weak'.A43">1</text:p>
              </table:table-cell>
              <table:table-cell office:value-type="float" office:value="5.597">
                <text:p text:id="'Mandel, weak'.B4:'Mandel, weak'.B43">5.597</text:p>
              </table:table-cell>
              <table:table-cell office:value-type="float" office:value="5.597">
                <text:p text:id="'Mandel, weak'.C4:'Mandel, weak'.C43">5.5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725">
                <text:p>5.72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913">
                <text:p>5.91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214">
                <text:p>6.21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845">
                <text:p>6.84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019">
                <text:p>7.01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04">
                <text:p>7.50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75">
                <text:p>7.9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479">
                <text:p>8.4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844">
                <text:p>8.84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741">
                <text:p>9.74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275">
                <text:p>10.2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457">
                <text:p>10.45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4">
                <text:p>11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436">
                <text:p>11.43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443">
                <text:p>12.44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926">
                <text:p>12.92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873">
                <text:p>12.87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.431">
                <text:p>13.4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874">
                <text:p>12.87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962">
                <text:p>14.9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602">
                <text:p>14.6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4">
                <text:p>15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958">
                <text:p>14.95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102">
                <text:p>17.1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.497">
                <text:p>17.49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.233">
                <text:p>17.23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.299">
                <text:p>18.29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.785">
                <text:p>18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.121">
                <text:p>19.12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9.238">
                <text:p>19.23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.579">
                <text:p>19.5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.262">
                <text:p>21.2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.268">
                <text:p>21.26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.785">
                <text:p>20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2.31">
                <text:p>22.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.708">
                <text:p>21.70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3.702">
                <text:p>23.7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.732">
                <text:p>24.73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.05">
                <text:p>23.05</text:p>
              </table:table-cell>
              <table:table-cell office:value-type="float" office:value="5.597">
                <text:p>5.5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87cm" svg:height="11.194cm" xlink:href=".." chart:class="chart:bar" chart:style-name="ch1">
        <chart:legend chart:legend-position="end" svg:x="13.594cm" svg:y="5.289cm" chart:style-name="ch2"/>
        <chart:plot-area chart:style-name="ch3" table:cell-range-address="'Erlang vs. C'.A3:'Erlang vs. C'.B7" chart:data-source-has-labels="both" svg:x="0.311cm" svg:y="0.223cm" svg:width="12.973cm" svg:height="10.525cm">
          <chart:axis chart:dimension="x" chart:name="primary-x" chart:style-name="ch4">
            <chart:categories table:cell-range-address="'Erlang vs. C'.A4:'Erlang vs. C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rlang vs. C'.B4:'Erlang vs. C'.B7" chart:label-cell-address="'Erlang vs. C'.B3:'Erlang vs. C'.B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rlang vs. C'.B3:'Erlang vs. C'.B3">Time (s)</text:p>
              </table:table-cell>
            </table:table-row>
          </table:table-header-rows>
          <table:table-rows>
            <table:table-row>
              <table:table-cell office:value-type="string">
                <text:p text:id="'Erlang vs. C'.A4:'Erlang vs. C'.A7">C (GCC 4.3.2, -O0)</text:p>
              </table:table-cell>
              <table:table-cell office:value-type="float" office:value="1.855">
                <text:p text:id="'Erlang vs. C'.B4:'Erlang vs. C'.B7">1.855</text:p>
              </table:table-cell>
            </table:table-row>
            <table:table-row>
              <table:table-cell office:value-type="string">
                <text:p>C (GCC 4.3.2, -O2)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Erlang (ERTS 5.8.1, SMP on)</text:p>
              </table:table-cell>
              <table:table-cell office:value-type="float" office:value="61.93">
                <text:p>61.93</text:p>
              </table:table-cell>
            </table:table-row>
            <table:table-row>
              <table:table-cell office:value-type="string">
                <text:p>Erlang (ERTS 5.8.1, SMP off)</text:p>
              </table:table-cell>
              <table:table-cell office:value-type="float" office:value="51.32">
                <text:p>51.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10.909cm" xlink:href=".." chart:class="chart:scatter" chart:style-name="ch1">
        <chart:legend chart:legend-position="end" svg:x="13.419cm" svg:y="4.933cm" chart:style-name="ch2"/>
        <chart:plot-area chart:style-name="ch3" table:cell-range-address="'Life, strong'.A3:'Life, strong'.C43" chart:data-source-has-labels="row" svg:x="0.439cm" svg:y="0.218cm" svg:width="12.661cm" svg:height="10.238cm">
          <chart:axis chart:dimension="x" chart:name="primary-x" chart:style-name="ch4">
            <chart:title svg:x="6.222cm" svg:y="10.076cm" chart:style-name="ch5">
              <text:p>Processors</text:p>
            </chart:title>
          </chart:axis>
          <chart:axis chart:dimension="y" chart:name="primary-y" chart:style-name="ch4">
            <chart:title svg:x="0.321cm" svg:y="5.646cm" chart:style-name="ch6">
              <text:p>Time (s)</text:p>
            </chart:title>
            <chart:grid chart:style-name="ch7" chart:class="major"/>
          </chart:axis>
          <chart:series chart:style-name="ch8" chart:values-cell-range-address="'Life, strong'.B4:'Life, strong'.B43" chart:label-cell-address="'Life, strong'.B3:'Life, strong'.B3" chart:class="chart:scatter">
            <chart:domain table:cell-range-address="'Life, strong'.A4:'Life, strong'.A43"/>
            <chart:data-point chart:repeated="40"/>
          </chart:series>
          <chart:series chart:style-name="ch9" chart:values-cell-range-address="'Life, strong'.C4:'Life, strong'.C43" chart:label-cell-address="'Life, strong'.C3:'Life, strong'.C3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Life, strong'.B3:'Life, strong'.B3">Time (s)</text:p>
              </table:table-cell>
              <table:table-cell office:value-type="string">
                <text:p text:id="'Life, strong'.C3:'Life, strong'.C3"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Life, strong'.A4:'Life, strong'.A43">1</text:p>
              </table:table-cell>
              <table:table-cell office:value-type="float" office:value="80.531">
                <text:p text:id="'Life, strong'.B4:'Life, strong'.B43">80.531</text:p>
              </table:table-cell>
              <table:table-cell office:value-type="float" office:value="80.531">
                <text:p text:id="'Life, strong'.C4:'Life, strong'.C43">80.5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192">
                <text:p>37.192</text:p>
              </table:table-cell>
              <table:table-cell office:value-type="float" office:value="40.2655">
                <text:p>40.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.753">
                <text:p>25.753</text:p>
              </table:table-cell>
              <table:table-cell office:value-type="float" office:value="26.8436666666667">
                <text:p>26.843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455">
                <text:p>19.455</text:p>
              </table:table-cell>
              <table:table-cell office:value-type="float" office:value="20.13275">
                <text:p>20.13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587">
                <text:p>16.587</text:p>
              </table:table-cell>
              <table:table-cell office:value-type="float" office:value="16.1062">
                <text:p>16.1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4">
                <text:p>14.4</text:p>
              </table:table-cell>
              <table:table-cell office:value-type="float" office:value="13.4218333333333">
                <text:p>13.4218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612">
                <text:p>12.612</text:p>
              </table:table-cell>
              <table:table-cell office:value-type="float" office:value="11.5044285714286">
                <text:p>11.504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452">
                <text:p>11.452</text:p>
              </table:table-cell>
              <table:table-cell office:value-type="float" office:value="10.066375">
                <text:p>10.066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754">
                <text:p>11.754</text:p>
              </table:table-cell>
              <table:table-cell office:value-type="float" office:value="8.94788888888889">
                <text:p>8.947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1">
                <text:p>11.311</text:p>
              </table:table-cell>
              <table:table-cell office:value-type="float" office:value="8.0531">
                <text:p>8.0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334">
                <text:p>10.334</text:p>
              </table:table-cell>
              <table:table-cell office:value-type="float" office:value="7.321">
                <text:p>7.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036">
                <text:p>10.036</text:p>
              </table:table-cell>
              <table:table-cell office:value-type="float" office:value="6.71091666666667">
                <text:p>6.7109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585">
                <text:p>9.585</text:p>
              </table:table-cell>
              <table:table-cell office:value-type="float" office:value="6.19469230769231">
                <text:p>6.194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476">
                <text:p>9.476</text:p>
              </table:table-cell>
              <table:table-cell office:value-type="float" office:value="5.75221428571429">
                <text:p>5.752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028">
                <text:p>9.028</text:p>
              </table:table-cell>
              <table:table-cell office:value-type="float" office:value="5.36873333333333">
                <text:p>5.3687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881">
                <text:p>8.881</text:p>
              </table:table-cell>
              <table:table-cell office:value-type="float" office:value="5.0331875">
                <text:p>5.033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638">
                <text:p>8.638</text:p>
              </table:table-cell>
              <table:table-cell office:value-type="float" office:value="4.73711764705882">
                <text:p>4.73711764705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662">
                <text:p>8.662</text:p>
              </table:table-cell>
              <table:table-cell office:value-type="float" office:value="4.47394444444445">
                <text:p>4.47394444444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754">
                <text:p>8.754</text:p>
              </table:table-cell>
              <table:table-cell office:value-type="float" office:value="4.23847368421053">
                <text:p>4.23847368421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693">
                <text:p>8.693</text:p>
              </table:table-cell>
              <table:table-cell office:value-type="float" office:value="4.02655">
                <text:p>4.02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693">
                <text:p>8.693</text:p>
              </table:table-cell>
              <table:table-cell office:value-type="float" office:value="3.83480952380952">
                <text:p>3.83480952380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634">
                <text:p>8.634</text:p>
              </table:table-cell>
              <table:table-cell office:value-type="float" office:value="3.6605">
                <text:p>3.6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574">
                <text:p>8.574</text:p>
              </table:table-cell>
              <table:table-cell office:value-type="float" office:value="3.50134782608696">
                <text:p>3.50134782608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485">
                <text:p>8.485</text:p>
              </table:table-cell>
              <table:table-cell office:value-type="float" office:value="3.35545833333333">
                <text:p>3.355458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648">
                <text:p>8.648</text:p>
              </table:table-cell>
              <table:table-cell office:value-type="float" office:value="3.22124">
                <text:p>3.22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467">
                <text:p>8.467</text:p>
              </table:table-cell>
              <table:table-cell office:value-type="float" office:value="3.09734615384615">
                <text:p>3.0973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61">
                <text:p>8.61</text:p>
              </table:table-cell>
              <table:table-cell office:value-type="float" office:value="2.98262962962963">
                <text:p>2.982629629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652">
                <text:p>8.652</text:p>
              </table:table-cell>
              <table:table-cell office:value-type="float" office:value="2.87610714285714">
                <text:p>2.8761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508">
                <text:p>8.508</text:p>
              </table:table-cell>
              <table:table-cell office:value-type="float" office:value="2.77693103448276">
                <text:p>2.77693103448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462">
                <text:p>8.462</text:p>
              </table:table-cell>
              <table:table-cell office:value-type="float" office:value="2.68436666666667">
                <text:p>2.6843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547">
                <text:p>8.547</text:p>
              </table:table-cell>
              <table:table-cell office:value-type="float" office:value="2.59777419354839">
                <text:p>2.59777419354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312">
                <text:p>8.312</text:p>
              </table:table-cell>
              <table:table-cell office:value-type="float" office:value="2.51659375">
                <text:p>2.5165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412">
                <text:p>8.412</text:p>
              </table:table-cell>
              <table:table-cell office:value-type="float" office:value="2.44033333333333">
                <text:p>2.440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506">
                <text:p>8.506</text:p>
              </table:table-cell>
              <table:table-cell office:value-type="float" office:value="2.36855882352941">
                <text:p>2.3685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621">
                <text:p>8.621</text:p>
              </table:table-cell>
              <table:table-cell office:value-type="float" office:value="2.30088571428571">
                <text:p>2.3008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685">
                <text:p>8.685</text:p>
              </table:table-cell>
              <table:table-cell office:value-type="float" office:value="2.23697222222222">
                <text:p>2.23697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596">
                <text:p>8.596</text:p>
              </table:table-cell>
              <table:table-cell office:value-type="float" office:value="2.17651351351351">
                <text:p>2.17651351351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661">
                <text:p>8.661</text:p>
              </table:table-cell>
              <table:table-cell office:value-type="float" office:value="2.11923684210526">
                <text:p>2.1192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644">
                <text:p>8.644</text:p>
              </table:table-cell>
              <table:table-cell office:value-type="float" office:value="2.06489743589744">
                <text:p>2.06489743589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595">
                <text:p>8.595</text:p>
              </table:table-cell>
              <table:table-cell office:value-type="float" office:value="2.013275">
                <text:p>2.0132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52cm" svg:height="10.082cm" xlink:href=".." chart:class="chart:scatter" chart:style-name="ch1">
        <chart:legend chart:legend-position="end" svg:x="13.014cm" svg:y="4.52cm" chart:style-name="ch2"/>
        <chart:plot-area chart:style-name="ch3" table:cell-range-address="'Life, strong'.A3:'Life, strong'.A43 'Life, strong'.D3:'Life, strong'.E43" chart:data-source-has-labels="row" svg:x="0.429cm" svg:y="0.201cm" svg:width="12.271cm" svg:height="9.479cm">
          <chart:axis chart:dimension="x" chart:name="primary-x" chart:style-name="ch4">
            <chart:title svg:x="6.017cm" svg:y="9.283cm" chart:style-name="ch5">
              <text:p>Processors</text:p>
            </chart:title>
          </chart:axis>
          <chart:axis chart:dimension="y" chart:name="primary-y" chart:style-name="ch4">
            <chart:title svg:x="0.316cm" svg:y="5.303cm" chart:style-name="ch6">
              <text:p>Speedup</text:p>
            </chart:title>
            <chart:grid chart:style-name="ch7" chart:class="major"/>
          </chart:axis>
          <chart:series chart:style-name="ch8" chart:values-cell-range-address="'Life, strong'.D4:'Life, strong'.D43" chart:label-cell-address="'Life, strong'.D3:'Life, strong'.D3" chart:class="chart:scatter">
            <chart:domain table:cell-range-address="'Life, strong'.A4:'Life, strong'.A43"/>
            <chart:data-point chart:repeated="40"/>
          </chart:series>
          <chart:series chart:style-name="ch9" chart:values-cell-range-address="'Life, strong'.E4:'Life, strong'.E43" chart:label-cell-address="'Life, strong'.E3:'Life, strong'.E3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Life, strong'.D3:'Life, strong'.D3">Speedup</text:p>
              </table:table-cell>
              <table:table-cell office:value-type="string">
                <text:p text:id="'Life, strong'.E3:'Life, strong'.E3"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Life, strong'.A4:'Life, strong'.A43">1</text:p>
              </table:table-cell>
              <table:table-cell office:value-type="float" office:value="1">
                <text:p text:id="'Life, strong'.D4:'Life, strong'.D43">1</text:p>
              </table:table-cell>
              <table:table-cell office:value-type="float" office:value="1">
                <text:p text:id="'Life, strong'.E4:'Life, strong'.E43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6527747902775">
                <text:p>2.16527747902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2705315885528">
                <text:p>3.12705315885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13934721151375">
                <text:p>4.13934721151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550672213179">
                <text:p>4.8550672213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9243055555556">
                <text:p>5.59243055555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38526799873137">
                <text:p>6.38526799873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320468040517">
                <text:p>7.03204680405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85136974646929">
                <text:p>6.85136974646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11970648041729">
                <text:p>7.119706480417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79281981807625">
                <text:p>7.79281981807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02421283379833">
                <text:p>8.024212833798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40177360459051">
                <text:p>8.40177360459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49841705360912">
                <text:p>8.49841705360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92013735046522">
                <text:p>8.920137350465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0677851593289">
                <text:p>9.0677851593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32287566566335">
                <text:p>9.322875665663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29704456245671">
                <text:p>9.297044562456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19933744573909">
                <text:p>9.199337445739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32719481121149">
                <text:p>9.327194811211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39246559365524">
                <text:p>9.392465593655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49098408956983">
                <text:p>9.49098408956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31209528214616">
                <text:p>9.312095282146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51116097791426">
                <text:p>9.511160977914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35319396051104">
                <text:p>9.353193960511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3077901063338">
                <text:p>9.3077901063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4653267512929">
                <text:p>9.46532675129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51678090285984">
                <text:p>9.516780902859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42213642213642">
                <text:p>9.422136422136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8852261790183">
                <text:p>9.688522617901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57334759866857">
                <text:p>9.573347598668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46755231601223">
                <text:p>9.467552316012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34125971465027">
                <text:p>9.341259714650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27242371905584">
                <text:p>9.272423719055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36842717543043">
                <text:p>9.368427175430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29811800023092">
                <text:p>9.298118000230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31640444238778">
                <text:p>9.316404442387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.3695171611402">
                <text:p>9.3695171611402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77cm" svg:height="10.202cm" xlink:href=".." chart:class="chart:scatter" chart:style-name="ch1">
        <chart:legend chart:legend-position="end" svg:x="14.178cm" svg:y="4.58cm" chart:style-name="ch2"/>
        <chart:plot-area chart:style-name="ch3" table:cell-range-address="'Life, weak'.A3:'Life, weak'.C43" chart:data-source-has-labels="row" svg:x="0.469cm" svg:y="0.204cm" svg:width="13.375cm" svg:height="9.587cm">
          <chart:axis chart:dimension="x" chart:name="primary-x" chart:style-name="ch4">
            <chart:title svg:x="5.908cm" svg:y="9.397cm" chart:style-name="ch5">
              <text:p>Processors and work</text:p>
            </chart:title>
          </chart:axis>
          <chart:axis chart:dimension="y" chart:name="primary-y" chart:style-name="ch4">
            <chart:title svg:x="0.336cm" svg:y="5.307cm" chart:style-name="ch6">
              <text:p>Time (s)</text:p>
            </chart:title>
            <chart:grid chart:style-name="ch7" chart:class="major"/>
          </chart:axis>
          <chart:series chart:style-name="ch8" chart:values-cell-range-address="'Life, weak'.B4:'Life, weak'.B43" chart:label-cell-address="'Life, weak'.B3:'Life, weak'.B3" chart:class="chart:scatter">
            <chart:domain table:cell-range-address="'Life, weak'.A4:'Life, weak'.A43"/>
            <chart:data-point chart:repeated="40"/>
          </chart:series>
          <chart:series chart:style-name="ch9" chart:values-cell-range-address="'Life, weak'.C4:'Life, weak'.C43" chart:label-cell-address="'Life, weak'.C3:'Life, weak'.C3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Life, weak'.B3:'Life, weak'.B3">Time (s)</text:p>
              </table:table-cell>
              <table:table-cell office:value-type="string">
                <text:p text:id="'Life, weak'.C3:'Life, weak'.C3"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Life, weak'.A4:'Life, weak'.A43">1</text:p>
              </table:table-cell>
              <table:table-cell office:value-type="float" office:value="7.212">
                <text:p text:id="'Life, weak'.B4:'Life, weak'.B43">7.212</text:p>
              </table:table-cell>
              <table:table-cell office:value-type="float" office:value="7.212">
                <text:p text:id="'Life, weak'.C4:'Life, weak'.C43">7.2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57">
                <text:p>7.45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661">
                <text:p>7.66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77">
                <text:p>7.7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493">
                <text:p>8.4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704">
                <text:p>8.70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131">
                <text:p>9.1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419">
                <text:p>9.41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639">
                <text:p>10.6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7">
                <text:p>11.31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298">
                <text:p>12.298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874">
                <text:p>13.87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.615">
                <text:p>14.6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222">
                <text:p>15.2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672">
                <text:p>15.67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281">
                <text:p>16.28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.931">
                <text:p>16.9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966">
                <text:p>17.96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.095">
                <text:p>19.09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792">
                <text:p>19.79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.315">
                <text:p>21.3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.31">
                <text:p>22.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.085">
                <text:p>23.0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97">
                <text:p>23.9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939">
                <text:p>25.9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.932">
                <text:p>25.93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.862">
                <text:p>26.86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.046">
                <text:p>27.04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.373">
                <text:p>28.37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.033">
                <text:p>30.03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.585">
                <text:p>31.5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.993">
                <text:p>31.9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.265">
                <text:p>32.26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.642">
                <text:p>34.64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.255">
                <text:p>34.25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4.521">
                <text:p>34.52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.22">
                <text:p>36.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7.982">
                <text:p>37.98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8.724">
                <text:p>38.72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.79">
                <text:p>39.79</text:p>
              </table:table-cell>
              <table:table-cell office:value-type="float" office:value="7.212">
                <text:p>7.2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